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31b7f" officeooo:paragraph-rsid="00331b7f"/>
    </style:style>
    <style:style style:name="P2" style:family="paragraph" style:parent-style-name="Heading_20_2">
      <style:text-properties officeooo:paragraph-rsid="002b4ae2"/>
    </style:style>
    <style:style style:name="P3" style:family="paragraph" style:parent-style-name="Heading_20_1" style:master-page-name="Right_20_Page">
      <style:paragraph-properties style:page-number="auto"/>
      <style:text-properties officeooo:rsid="003548ab" officeooo:paragraph-rsid="003548ab"/>
    </style:style>
    <style:style style:name="P4" style:family="paragraph" style:parent-style-name="Text_20_body">
      <style:text-properties officeooo:rsid="003548ab" officeooo:paragraph-rsid="003548ab"/>
    </style:style>
    <style:style style:name="T1" style:family="text">
      <style:text-properties officeooo:rsid="002eec54"/>
    </style:style>
    <style:style style:name="T2" style:family="text">
      <style:text-properties officeooo:rsid="0030b13a"/>
    </style:style>
    <style:style style:name="T3" style:family="text">
      <style:text-properties officeooo:rsid="0031f8f6"/>
    </style:style>
    <style:style style:name="T4" style:family="text">
      <style:text-properties officeooo:rsid="0032c739"/>
    </style:style>
    <style:style style:name="T5" style:family="text">
      <style:text-properties officeooo:rsid="003548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Widflowers</text:h>
      <text:p text:style-name="P2">(<text:span text:style-name="T5">Tom Petty</text:span>)</text:p>
      <text:p text:style-name="P1">Capo <text:span text:style-name="T5">3</text:span></text:p>
      <text:p text:style-name="Heading_20_3">[INTRO]</text:p>
      <text:p text:style-name="P4"><text:s/>G D A D</text:p>
      <text:p text:style-name="P4"><text:s/>G D A <text:s text:c="4"/></text:p>
      <text:p text:style-name="Heading_20_3">[CHORUS]</text:p>
      <text:p text:style-name="P4">G <text:s text:c="5"/>D <text:s text:c="4"/>A <text:s text:c="10"/>D</text:p>
      <text:p text:style-name="P4">You belong among the wildflowers</text:p>
      <text:p text:style-name="P4">G <text:s text:c="5"/>D <text:s text:c="4"/>A <text:s text:c="14"/>D</text:p>
      <text:p text:style-name="P4">You belong in a boat out at sea</text:p>
      <text:p text:style-name="P4">G <text:s text:c="5"/>D <text:s text:c="4"/>A <text:s text:c="10"/>D</text:p>
      <text:p text:style-name="P4">Sail away, kill off the hours</text:p>
      <text:p text:style-name="P4">G <text:s text:c="5"/>D <text:s text:c="13"/>A <text:s text:c="7"/>D</text:p>
      <text:p text:style-name="P4">You belong somewhere you feel free</text:p>
      <text:p text:style-name="Heading_20_3">[VERSE 1]</text:p>
      <text:p text:style-name="P4">G <text:s text:c="4"/>D <text:s text:c="4"/>A <text:s text:c="8"/>D</text:p>
      <text:p text:style-name="P4">Run away, find you a lover</text:p>
      <text:p text:style-name="P4">G <text:s text:c="4"/>D <text:s text:c="11"/>A <text:s text:c="8"/></text:p>
      <text:p text:style-name="P4">Go away somewhere all bright and new</text:p>
      <text:p text:style-name="P4">G <text:s text:c="5"/>D <text:s/>A <text:s text:c="5"/>D</text:p>
      <text:p text:style-name="P4">I have seen no other</text:p>
      <text:p text:style-name="P4">G <text:s text:c="5"/>D <text:s text:c="2"/>A <text:s text:c="6"/>D</text:p>
      <text:p text:style-name="P4">Who compares with you</text:p>
      <text:p text:style-name="Heading_20_3">[CHORUS]</text:p>
      <text:p text:style-name="P4">G <text:s text:c="5"/>D <text:s text:c="4"/>A <text:s text:c="11"/>D</text:p>
      <text:p text:style-name="P4">You belong among the wildflowers</text:p>
      <text:p text:style-name="P4">G <text:s text:c="5"/>D <text:s text:c="8"/>A <text:s text:c="11"/></text:p>
      <text:p text:style-name="P4">You belong in a boat out at sea</text:p>
      <text:p text:style-name="P4">G <text:s text:c="5"/>D <text:s text:c="13"/>A <text:s text:c="11"/>D</text:p>
      <text:p text:style-name="P4">You belong with your love on your arm</text:p>
      <text:p text:style-name="P4">G <text:s text:c="5"/>D <text:s text:c="13"/>A <text:s text:c="7"/>D <text:s text:c="3"/></text:p>
      <text:p text:style-name="P4">You belong somewhere you feel free</text:p>
      <text:p text:style-name="Heading_20_3"><text:soft-page-break/>[INSTRUMENTAL]</text:p>
      <text:p text:style-name="P4">G D Bm E A</text:p>
      <text:p text:style-name="P4">G Bm A</text:p>
      <text:p text:style-name="P4">G D Bm E A</text:p>
      <text:p text:style-name="P4">G Bm A</text:p>
      <text:p text:style-name="Heading_20_3">[VERSE 2]</text:p>
      <text:p text:style-name="P4">G <text:s text:c="5"/>D <text:s text:c="4"/>A <text:s text:c="7"/>D</text:p>
      <text:p text:style-name="P4">Run away, go find a lover</text:p>
      <text:p text:style-name="P4">G <text:s text:c="5"/>D <text:s text:c="12"/>A <text:s text:c="11"/>D</text:p>
      <text:p text:style-name="P4">Run away, let your heart be your guide</text:p>
      <text:p text:style-name="P4">G <text:s text:c="5"/>D <text:s text:c="9"/>A <text:s text:c="9"/>D</text:p>
      <text:p text:style-name="P4">You deserve the deepest of cover</text:p>
      <text:p text:style-name="P4">G <text:s text:c="5"/>D <text:s text:c="11"/>A <text:s text:c="9"/>D</text:p>
      <text:p text:style-name="P4">You belong in that home by and by</text:p>
      <text:p text:style-name="Heading_20_3">[CHORUS]</text:p>
      <text:p text:style-name="P4">G <text:s text:c="5"/>D <text:s text:c="4"/>A <text:s text:c="11"/>D</text:p>
      <text:p text:style-name="P4">You belong among the wildflowers</text:p>
      <text:p text:style-name="P4">G <text:s text:c="5"/>D <text:s text:c="14"/>A <text:s text:c="11"/></text:p>
      <text:p text:style-name="P4">You belong somewhere close to me</text:p>
      <text:p text:style-name="P4">G <text:s text:c="5"/>D <text:s text:c="12"/>A <text:s text:c="11"/>D</text:p>
      <text:p text:style-name="P4">Far away from your trouble and worry</text:p>
      <text:p text:style-name="P4">G <text:s text:c="5"/>D <text:s text:c="13"/>A <text:s text:c="8"/>D</text:p>
      <text:p text:style-name="P4">You belong somewhere you feel free</text:p>
      <text:p text:style-name="P4">G <text:s text:c="5"/>D <text:s text:c="13"/>A <text:s text:c="8"/>D</text:p>
      <text:p text:style-name="P4">You belong somewhere you feel free</text:p>
      <text:p text:style-name="Heading_20_3">[OUTRO]</text:p>
      <text:p text:style-name="P4">G D Bm E A</text:p>
      <text:p text:style-name="P4">G Bm A</text:p>
      <text:p text:style-name="P4">G D Bm E A</text:p>
      <text:p text:style-name="P4">G Bm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21M58S</meta:editing-duration>
    <meta:editing-cycles>39</meta:editing-cycles>
    <meta:generator>LibreOffice/5.2.7.2$Linux_X86_64 LibreOffice_project/20m0$Build-2</meta:generator>
    <dc:title>Lyrics + Chords</dc:title>
    <dc:date>2018-03-18T19:08:05.842252157</dc:date>
    <meta:print-date>2017-04-03T12:23:29.985893000</meta:print-date>
    <meta:document-statistic meta:table-count="0" meta:image-count="0" meta:object-count="0" meta:page-count="2" meta:paragraph-count="63" meta:word-count="267" meta:character-count="1456" meta:non-whitespace-character-count="76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